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e8077"/>
    </style:style>
    <style:style style:name="P2" style:family="paragraph" style:parent-style-name="Standard">
      <style:text-properties fo:color="#000000" officeooo:paragraph-rsid="002271e7"/>
    </style:style>
    <style:style style:name="P3" style:family="paragraph" style:parent-style-name="Standard">
      <style:text-properties fo:color="#000000" fo:font-weight="normal" officeooo:rsid="00291813" officeooo:paragraph-rsid="00291813" style:font-weight-asian="normal" style:font-weight-complex="normal"/>
    </style:style>
    <style:style style:name="P4" style:family="paragraph" style:parent-style-name="Standard">
      <style:text-properties officeooo:paragraph-rsid="0023ffa8"/>
    </style:style>
    <style:style style:name="P5" style:family="paragraph" style:parent-style-name="Standard">
      <style:text-properties officeooo:paragraph-rsid="0025a80f"/>
    </style:style>
    <style:style style:name="P6" style:family="paragraph" style:parent-style-name="Standard">
      <style:text-properties officeooo:paragraph-rsid="0026a250"/>
    </style:style>
    <style:style style:name="P7" style:family="paragraph" style:parent-style-name="Standard">
      <style:text-properties officeooo:paragraph-rsid="00291813"/>
    </style:style>
    <style:style style:name="P8" style:family="paragraph" style:parent-style-name="Standard">
      <style:text-properties fo:color="#800000" fo:font-weight="bold" officeooo:rsid="00291813" officeooo:paragraph-rsid="00291813" style:font-weight-asian="bold" style:font-weight-complex="bold"/>
    </style:style>
    <style:style style:name="P9" style:family="paragraph" style:parent-style-name="Standard">
      <style:text-properties officeooo:rsid="002a76b0" officeooo:paragraph-rsid="002a76b0"/>
    </style:style>
    <style:style style:name="P10" style:family="paragraph" style:parent-style-name="Standard">
      <style:text-properties fo:color="#a80000" fo:font-weight="bold" officeooo:rsid="002a76b0" officeooo:paragraph-rsid="002a76b0" style:font-weight-asian="bold" style:font-weight-complex="bold"/>
    </style:style>
    <style:style style:name="T1"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font-size-asian="11pt" style:font-size-complex="11pt"/>
    </style:style>
    <style:style style:name="T2" style:family="text">
      <style:text-properties fo:font-variant="normal" fo:text-transform="none" fo:color="#000000" style:text-line-through-style="none" style:text-line-through-type="none" fo:font-size="11pt" style:text-underline-style="none" style:text-blinking="false" fo:background-color="transparent" loext:char-shading-value="0" style:font-size-asian="11pt" style:font-size-complex="11pt"/>
    </style:style>
    <style:style style:name="T3" style:family="text">
      <style:text-properties fo:font-variant="normal" fo:text-transform="none" fo:color="#a80000" style:text-line-through-style="none" style:text-line-through-type="none" style:font-name="Arial" fo:font-size="11pt" fo:font-style="normal" style:text-underline-style="none" fo:font-weight="bold" style:text-blinking="false" fo:background-color="transparent" loext:char-shading-value="0" style:font-size-asian="11pt" style:font-size-complex="11pt"/>
    </style:style>
    <style:style style:name="T4" style:family="text">
      <style:text-properties fo:font-variant="normal" fo:text-transform="none" fo:color="#800000" style:text-line-through-style="none" style:text-line-through-type="none" style:font-name="Arial" fo:font-size="11pt" fo:font-style="normal" style:text-underline-style="none" fo:font-weight="bold" officeooo:rsid="00268741" style:text-blinking="false" fo:background-color="transparent" loext:char-shading-value="0" style:font-size-asian="11pt" style:font-weight-asian="normal" style:font-size-complex="11pt" style:font-weight-complex="normal"/>
    </style:style>
    <style:style style:name="T5" style:family="text">
      <style:text-properties fo:color="#000000" style:font-name="Arial" fo:font-size="11pt" officeooo:rsid="002102fa" style:font-size-asian="11pt" style:font-size-complex="11pt"/>
    </style:style>
    <style:style style:name="T6" style:family="text">
      <style:text-properties fo:color="#000000" style:font-name="Arial" fo:font-size="11pt" officeooo:rsid="002271e7" style:font-size-asian="11pt" style:font-size-complex="11pt"/>
    </style:style>
    <style:style style:name="T7" style:family="text">
      <style:text-properties fo:color="#000000" style:font-name="Arial" fo:font-size="11pt" officeooo:rsid="0023333f" style:font-size-asian="11pt" style:font-size-complex="11pt"/>
    </style:style>
    <style:style style:name="T8" style:family="text">
      <style:text-properties fo:color="#000000" style:font-name="Arial" fo:font-size="11pt" fo:font-weight="normal" officeooo:rsid="0026a250" style:font-size-asian="11pt" style:font-weight-asian="normal" style:font-size-complex="11pt" style:font-weight-complex="normal"/>
    </style:style>
    <style:style style:name="T9" style:family="text">
      <style:text-properties fo:color="#000000" style:font-name="Arial" fo:font-size="11pt" fo:font-weight="normal" style:font-size-asian="9.60000038146973pt" style:font-weight-asian="normal" style:font-size-complex="11pt" style:font-weight-complex="normal"/>
    </style:style>
    <style:style style:name="T10" style:family="text">
      <style:text-properties fo:color="#000000" style:font-name="Arial" fo:font-size="11pt" fo:font-weight="normal" officeooo:rsid="0026a250" style:font-size-asian="9.60000038146973pt" style:font-weight-asian="normal" style:font-size-complex="11pt" style:font-weight-complex="normal"/>
    </style:style>
    <style:style style:name="T11" style:family="text">
      <style:text-properties fo:color="#000000" style:font-name="Arial" fo:font-size="11pt" fo:font-weight="normal" officeooo:rsid="00280bbb" style:font-size-asian="9.60000038146973pt" style:font-weight-asian="normal" style:font-size-complex="11pt" style:font-weight-complex="normal"/>
    </style:style>
    <style:style style:name="T12" style:family="text">
      <style:text-properties fo:color="#000000" style:font-name="Arial" fo:font-size="11pt" fo:font-weight="normal" officeooo:rsid="00291813" style:font-size-asian="9.60000038146973pt" style:font-weight-asian="normal" style:font-size-complex="11pt" style:font-weight-complex="normal"/>
    </style:style>
    <style:style style:name="T13" style:family="text">
      <style:text-properties fo:color="#000000" style:font-name="Arial" fo:font-size="11pt" fo:font-weight="normal" fo:background-color="transparent" loext:char-shading-value="0" style:font-size-asian="9.60000038146973pt" style:font-weight-asian="normal" style:font-size-complex="11pt" style:font-weight-complex="normal"/>
    </style:style>
    <style:style style:name="T14" style:family="text">
      <style:text-properties style:font-name="Arial" fo:font-size="11pt" officeooo:rsid="001e8077" style:font-size-asian="11pt" style:font-size-complex="11pt"/>
    </style:style>
    <style:style style:name="T15" style:family="text">
      <style:text-properties style:font-name="Arial" fo:font-size="11pt" officeooo:rsid="002057cc" style:font-size-asian="11pt" style:font-size-complex="11pt"/>
    </style:style>
    <style:style style:name="T16" style:family="text">
      <style:text-properties style:font-name="Arial" fo:font-size="11pt" officeooo:rsid="002102fa" style:font-size-asian="11pt" style:font-size-complex="11pt"/>
    </style:style>
    <style:style style:name="T17" style:family="text">
      <style:text-properties style:font-name="Arial" fo:font-size="11pt" officeooo:rsid="002271e7" style:font-size-asian="11pt" style:font-size-complex="11pt"/>
    </style:style>
    <style:style style:name="T18" style:family="text">
      <style:text-properties style:font-name="Arial" fo:font-size="11pt" style:font-size-asian="9.60000038146973pt" style:font-size-complex="11pt"/>
    </style:style>
    <style:style style:name="T19" style:family="text">
      <style:text-properties style:font-name="Arial" fo:font-size="14pt" fo:font-weight="bold" officeooo:rsid="001e8077" style:font-size-asian="14pt" style:font-weight-asian="bold" style:font-size-complex="14pt" style:font-weight-complex="bold"/>
    </style:style>
    <style:style style:name="T20" style:family="text">
      <style:text-properties fo:font-size="11pt" style:font-size-asian="11pt" style:font-size-complex="11pt"/>
    </style:style>
    <style:style style:name="T21" style:family="text">
      <style:text-properties fo:color="#800000" style:font-name="Arial" fo:font-size="11pt" fo:font-weight="bold" officeooo:rsid="0025a80f" style:font-size-asian="11pt" style:font-weight-asian="bold" style:font-size-complex="11pt" style:font-weight-complex="bold"/>
    </style:style>
    <style:style style:name="T22" style:family="text">
      <style:text-properties fo:color="#800000" style:font-name="Arial" fo:font-size="11pt" fo:font-weight="bold" officeooo:rsid="00268741" style:font-size-asian="11pt" style:font-weight-asian="bold" style:font-size-complex="11pt" style:font-weight-complex="bold"/>
    </style:style>
    <style:style style:name="T23" style:family="text">
      <style:text-properties fo:color="#800000" style:font-name="Arial" fo:font-size="11pt" fo:font-weight="bold" officeooo:rsid="0023333f" fo:background-color="transparent" loext:char-shading-value="0" style:font-size-asian="11pt" style:font-weight-asian="bold" style:font-size-complex="11pt" style:font-weight-complex="bold"/>
    </style:style>
    <style:style style:name="T24" style:family="text">
      <style:text-properties fo:color="#800000" style:font-name="Arial" fo:font-size="11pt" fo:font-weight="bold" officeooo:rsid="0026a250" style:font-size-asian="9.60000038146973pt" style:font-weight-asian="bold" style:font-size-complex="11pt" style:font-weight-complex="bold"/>
    </style:style>
    <style:style style:name="T25" style:family="text">
      <style:text-properties fo:color="#800000" style:font-name="Arial" fo:font-size="11pt" fo:font-weight="bold" officeooo:rsid="00280bbb" style:font-size-asian="9.60000038146973pt" style:font-weight-asian="bold" style:font-size-complex="11pt" style:font-weight-complex="bold"/>
    </style:style>
    <style:style style:name="T26" style:family="text">
      <style:text-properties fo:color="#800000" style:font-name="Arial" fo:font-size="11pt" fo:font-weight="normal" officeooo:rsid="0025a80f" style:font-size-asian="11pt" style:font-weight-asian="normal" style:font-size-complex="11pt" style:font-weight-complex="normal"/>
    </style:style>
    <style:style style:name="T27" style:family="text">
      <style:text-properties fo:color="#800000" style:font-name="Arial" fo:font-size="11pt" fo:font-weight="normal" officeooo:rsid="00268741" style:font-size-asian="11pt" style:font-weight-asian="normal" style:font-size-complex="11pt" style:font-weight-complex="normal"/>
    </style:style>
    <style:style style:name="T28" style:family="text">
      <style:text-properties fo:color="#800000" style:font-name="Arial" fo:font-size="11pt" fo:background-color="transparent" loext:char-shading-value="0" style:font-size-asian="9.60000038146973pt" style:font-size-complex="11pt"/>
    </style:style>
    <style:style style:name="T29" style:family="text">
      <style:text-properties fo:color="#800000" style:font-name="Arial" fo:font-size="11pt" style:font-size-asian="9.60000038146973pt" style:font-size-complex="11pt"/>
    </style:style>
    <style:style style:name="T30" style:family="text">
      <style:text-properties fo:color="#800000" fo:font-weight="bold" style:font-weight-asian="bold" style:font-weight-complex="bold"/>
    </style:style>
    <style:style style:name="T31" style:family="text">
      <style:text-properties fo:color="#a80000" style:font-name="Arial" fo:font-size="11pt" fo:font-weight="bold" officeooo:rsid="002057cc" style:font-size-asian="11pt" style:font-weight-asian="bold" style:font-size-complex="11pt" style:font-weight-complex="bold"/>
    </style:style>
    <style:style style:name="T32" style:family="text">
      <style:text-properties fo:color="#a80000" style:font-name="Arial" fo:font-size="11pt" fo:font-weight="bold" officeooo:rsid="0023891f" style:font-size-asian="11pt" style:font-weight-asian="bold" style:font-size-complex="11pt" style:font-weight-complex="bold"/>
    </style:style>
    <style:style style:name="T33" style:family="text">
      <style:text-properties fo:color="#a80000" style:font-name="Arial" fo:font-size="11pt" fo:font-weight="bold" officeooo:rsid="0026a250" style:font-size-asian="11pt" style:font-weight-asian="bold" style:font-size-complex="11pt" style:font-weight-complex="bold"/>
    </style:style>
    <style:style style:name="T34" style:family="text">
      <style:text-properties fo:color="#a80000" style:font-name="Arial" fo:font-size="11pt" style:font-size-asian="11pt" style:font-size-complex="11pt"/>
    </style:style>
    <style:style style:name="T35" style:family="text">
      <style:text-properties fo:color="#111111" style:font-name="Arial" fo:font-size="11pt" officeooo:rsid="0023333f" style:font-size-asian="11pt" style:font-size-complex="11pt"/>
    </style:style>
    <style:style style:name="T36" style:family="text">
      <style:text-properties fo:color="#111111" style:font-name="Arial" fo:font-size="11pt" fo:font-weight="bold" officeooo:rsid="0023333f" style:font-size-asian="11pt" style:font-weight-asian="bold" style:font-size-complex="11pt" style:font-weight-complex="bold"/>
    </style:style>
    <style:style style:name="T37" style:family="text">
      <style:text-properties fo:color="#111111" style:font-name="Arial" fo:font-size="11pt" fo:font-weight="normal" officeooo:rsid="0023891f" style:font-size-asian="11pt" style:font-weight-asian="normal" style:font-size-complex="11pt" style:font-weight-complex="normal"/>
    </style:style>
    <style:style style:name="T38" style:family="text">
      <style:text-properties fo:color="#111111" style:font-name="Arial" fo:font-size="11pt" fo:font-weight="normal" officeooo:rsid="0025a80f" style:font-size-asian="11pt" style:font-weight-asian="normal" style:font-size-complex="11pt" style:font-weight-complex="normal"/>
    </style:style>
    <style:style style:name="T39" style:family="text">
      <style:text-properties fo:color="#111111" style:font-name="Arial" fo:font-size="11pt" fo:font-weight="normal" officeooo:rsid="00268741" style:font-size-asian="11pt" style:font-weight-asian="normal" style:font-size-complex="11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9">Thesis Presentation</text:span><text:span text:style-name="T14"><text:line-break/><text:line-break/></text:span><text:span text:style-name="T31">Video games and education:</text:span><text:span text:style-name="T15"><text:line-break/>The video game industry is huge, and still growing. Also educational games have taken from the ground. Despite of that much research has been done about effective learning techniques, much of these educational games are not based on these most efficient learning techniques. Also there has been done few research on adaptive algorithms which could provide even more gains for learning. <text:line-break/><text:line-break/>Because of these findings, I tried to answer the following research question:<text:line-break/> </text:span><text:bookmark text:name="docs-internal-guid-845c9bb0-ca02-cf79-6ed2-3832f54bd9e3"/><text:span text:style-name="T2">“</text:span><text:span text:style-name="T1">Will a game teaching chemistry (molecular structures and names) with an adaptive algorithm improve learning compared to the same game without an adaptive learning algorithm?”</text:span><text:span text:style-name="T20"> </text:span></text:p>
      <text:p text:style-name="P1"><text:span text:style-name="T20"/></text:p>
      <text:p text:style-name="P5"><text:span text:style-name="T16">My hypothesis is that the version of this game with the adaptive algorithm improves learning more compared to the same game without this version.<text:line-break/><text:line-break/></text:span><text:bookmark text:name="docs-internal-guid-fb35d0ba-ca04-a5dd-dab3-5c3ffc2a5eef"/><text:span text:style-name="T3">Cognitive psychological aspects of an educational game</text:span><text:span text:style-name="T34"> <text:line-break/></text:span><text:span text:style-name="T5">To make an effecitve educational game, I based my game on some important aspects of learning. <text:line-break/>I focused on a few aspects which Hirsh-Pasek names in her paper:<text:line-break/>Active learning improves learning rather than passing learning. This means that students are provided with more learning gains when they for example explain complex concepts to other students rather than reading the material itself. Active learning can be done in many ways. It should be the case that the student is not only passively taking information but also puts this information into practice.<text:line-break/></text:span></text:p>
      <text:p text:style-name="P2"><text:span text:style-name="T17">Also engagement to the game leads to a fun and also an educational game. Engagements entails that the game does not have too many distractions, which could be extraneous animations. Also engagements could be established by making an intrinsically and extrinsically motivating game. Intrisically motivation could be established by making the learning part of the game also the most fun part to play. Extrinsic motivation could be established by rewarding the player not only by motivational messages like ‘Great Job’ but also by some parasocial displays, like earning money for example.</text:span></text:p>
      <text:p text:style-name="P2"><text:span text:style-name="T17"/></text:p>
      <text:p text:style-name="P4"><text:span text:style-name="T6">The last aspect that I want to discuss from Hirsh-Pasek is Meaningful learning. New information should be linked to some already known information. Also, meaningful learning entails that learning objectives should be put into a context that students know.<text:line-break/><text:line-break/>Furthermore, I also tried to focus on meta memory. Meta memory refers to the student’s awareness of his memory process and knowledge. This means that the player should know how well he or she is doing. Also the strategy being used for learning refers to the awareness of the student’s memory process. An effective strategy could for example be that the student first focuses on easy problems and later on harder problems. Awareness of the student’s memory process could be established by testing throughout learning.<text:line-break/><text:line-break/>Another aspect that I focused on is immediate feedback. Epstein and his colleagues </text:span><text:span text:style-name="T7">claim that immediate feedback is better for learning than delayed feedback. They claim that immediate feedback counteracts misconceptions. <text:line-break/><text:line-break/></text:span><text:span text:style-name="T23">Spacing effect</text:span><text:span text:style-name="T6"> </text:span><text:span text:style-name="T34"><text:line-break/></text:span><text:span text:style-name="T35">The last aspect that I focused on is the spacing effect. <text:s/>Spacing is proven to be better for learning than massing. In the paper of Lisa K. Son she found that when participants had to choice when to repeat certain questions they those to mass questions that were hard, and space question that were easy. <text:line-break/><text:line-break/></text:span></text:p>
      <text:p text:style-name="P4"><text:span text:style-name="T36"/></text:p>
      <text:p text:style-name="P4"><text:span text:style-name="T36"/></text:p>
      <text:p text:style-name="P5"><text:soft-page-break/><text:span text:style-name="T32">Game Demo<text:line-break/></text:span><text:span text:style-name="T37">Now that I have discussed which aspects I focused on I will give you a game demo. When a player goes to this link the story of the game is explained first. You are working in a laboratory and your goal is to get an as high salary as possible. You can earn money by completing assignments. When you click on start, the atom creators, the thrash can and the complete assignment button is shown. When you click on a specific atom creator, an element will be randomly generated on the screen. The player is able to drag these atoms around and connect them. </text:span><text:span text:style-name="T38">If the player thinks that the molecule is right, he or she can press “complete assignment”. Immediate feedback will be shown. It will give a motivational message on whether your answer is correct or incorrect and on what you should improve next time. Also a para-social display is given in the form of the progress bar, this bar will be discussed later on. This game is intrinsically motivating because the most fun part of the game is making the assignment which is also the learning content. These aspects should improve the engagement of the player.</text:span></text:p>
      <text:p text:style-name="P5"><text:span text:style-name="T38"/></text:p>
      <text:p text:style-name="P5"><text:span text:style-name="T21">Progress bar</text:span><text:span text:style-name="T38"><text:line-break/>The progress bar will increase or decrease based on the answer of the player and the difficulty of the question. As already said, this progress bar is an example of para-social display and therefore stimulates extrinsic motivation. </text:span></text:p>
      <text:p text:style-name="P6"><text:span text:style-name="T38">This progress bar shows to the user how well he or she is doing for a particular assignment. This progress bar tries to stimulate meta memory.<text:line-break/>Also the colour of the progress bar depends on how well a player is doing the game. When the salary is very high for example higher than 4000 dollars, the bar will become green. Also these colours therefore give an indication on how well you are doing.<text:line-break/><text:line-break/></text:span><text:span text:style-name="T21">Adaptive vs Random version<text:line-break/></text:span><text:span text:style-name="T38">Now that we have discussed which aspects of learning are important and also know what the basic design of the game is, we can take a look at how to answer the research question. I therefore made two versions of the game, one version that has an adaptive algorithm and one version that has not an adaptive algorithm. <text:line-break/><text:line-break/>Important aspects of the adaptive version of the game are that the order is important. The basic order of the questions is from easy to hard. For the random version of the game however, the order is not important and therefore questions are asked not based on their difficulty. This should resemble using flashcards in teaching. The adaptive algorithm also spaces the questions that are answered incorrectly whereas the other version masses the incorrectly answered questions (asks them immediately again after incorrect answer). The last difference between the two versions is that the version that is adaptive makes use of an assistant, which helps you when you did an question wrong. </text:span><text:span text:style-name="T39">Later on these aids will be explained in more detail.<text:line-break/><text:line-break/></text:span><text:bookmark text:name="docs-internal-guid-090ded73-ca4f-93e7-5c28-efc6d44c4457"/><text:span text:style-name="T4">Evaluating answers</text:span><text:span text:style-name="T27"> </text:span><text:span text:style-name="T26"><text:s/></text:span><text:span text:style-name="T38"><text:line-break/></text:span><text:span text:style-name="T39">It is important to take a look at how questions are evaluated to know which scores a particular answer should get. This table shows the ‘calculation’ of the scores. The score is based on certain aspects of an molecule. These aspects are the amount of atoms that are used, the type of these atoms, de connections between the atoms and also the amount of each element type. If all of these values are correct the player gets a score of 1. This will mean that the progress bar will increase the maximum amount for that question. Also the salary will increase. If the player gets all the aspects of the molecule false, the player gets a score of 1 and the progress bar will decrease with the maximal amount. If some aspects are right, the player does not get the full penalty, but the progress bar will still decrease.<text:line-break/><text:line-break/> </text:span><text:span text:style-name="T22">Repetition<text:line-break/></text:span><text:span text:style-name="T39">As already said, the adaptive algorithm makes use of spacing. Incorrect questions are spaced based on the score of the answer to that question. The spacing is based on the paper of Lisa K. Son, in which participants liked to space relatively easy questions and mass relatively hard questions. Therefore questions that had a score of -1 will be repeated first and relatively high scores will be asked later. In this way the spacing of questions is based on the knowledge of the player.<text:line-break/></text:span><text:soft-page-break/><text:span text:style-name="T22">Assistant’s aid<text:line-break/></text:span><text:span text:style-name="T8">The adaptive version of the game makes use of an assistant. These slides will shown some aid of the assistants. In this example the player got the element types of this hydrogen molecule wrong. After a few questions this hydrogen question was repeated and an assistant is going to help you. The assistants shows the elements she thinks you should use. </text:span></text:p>
      <text:p text:style-name="P6"><text:span text:style-name="T8"/></text:p>
      <text:p text:style-name="P6"><text:span text:style-name="T8">In this example the player got the connection of this water molecule wrong. The colours will help the player get the connections right. Red means that this particular atom has too many connections, dark green means that this particular atom has the right amount of questions and light green means that this particular atom is connected but should be connected to more atoms. </text:span></text:p>
      <text:p text:style-name="P6"><text:span text:style-name="T8"/></text:p>
      <text:p text:style-name="P6"><text:span text:style-name="T8">Another aid of this assistant is that, when you do not generate the correct amount of atoms, the assistant will tell you when this question is repeated, that you are not able to make more atoms than necessary. In this case, for example with water, the “H” button does not create more than 2 H’s.<text:line-break/><text:line-break/></text:span><text:span text:style-name="T33">Research</text:span><text:span text:style-name="T39"><text:line-break/></text:span><text:span text:style-name="T10">To test whether my adaptive version of the game improved learning compared to the random version I did an experiment. 31 Participants joined in the experiment. Participants were randomly assigned to the version random or adaptive, which resulted in 14 participants for the random version and 17 participants for the adaptive version. <text:line-break/><text:line-break/>Participants had to play the game at once, and were instructed to read the feedback carefully. After the game, the participants had to fill in a questionnaire, in which question about the game and the participant was asked. </text:span></text:p>
      <text:p text:style-name="P6"><text:span text:style-name="T10"/></text:p>
      <text:p text:style-name="P7"><text:span text:style-name="T10">The participants were measured on the time they needed for each question and also the scores the got for each question.<text:line-break/><text:line-break/></text:span><text:span text:style-name="T24">R</text:span><text:span text:style-name="T25">esults</text:span><text:span text:style-name="T10"><text:line-break/>I did an one </text:span><text:span text:style-name="T11">s</text:span><text:span text:style-name="T10">ided t test with as independent variable the group (random, adaptive) and the dependent variable mean score. It appeared that the average mean score for each question was higher for participants with the adaptive version than participants with the random version. This was significantly higher for the adaptive version.<text:line-break/></text:span><text:span text:style-name="T11">I also did an one sided t test on mean time. It appeared that the participants who were given the adaptive version were not faster on each question than the participants who were given the random version. I expected this because the adaptive version should be adaptive to the players knowlegde and therefore should be somewhat easier causing them to faster answer the questions.<text:line-break/><text:line-break/>Furthermore, I also did a linear regression. I wanted to predict the mean score out of the experience of a player (asked in the questionnaire) and the version of the game. It appeared that the weights of experience and of version were significant, which means that experience and the version have influence on the mean score. As is shown in the plot, The more experienced a player is, the higher the mean score. Also the line of the adaptive version lies higher than the random version, which means that mean scores are higher for the adaptive version, independent of the experience.<text:line-break/><text:line-break/>I </text:span><text:span text:style-name="T12">also wanted to find out if I could predict the mean time of a player out of the experience and the version. The table shows that the weight for version and also for experience is not significant, which means that mean time could not be predicted by experience and version.<text:line-break/>However the plot and the second table show, that age has some influence on the mean time. This weight for age is significant. The older the participant, the higher the time for each question</text:span></text:p>
      <text:p text:style-name="P7"><text:span text:style-name="T12"/></text:p>
      <text:p text:style-name="P8"><text:span text:style-name="T18">Conclusion</text:span></text:p>
      <text:p text:style-name="P3"><text:span text:style-name="T18">A one sided t test on mean score showed that the version of the game has influence on the score of the participant on each question. Participants with the adaptive version score relatively higher on each question than the participants with the random version. The reason for this could be that the </text:span><text:soft-page-break/><text:span text:style-name="T18">adaptive version adapts to the knowledge of the player and is therefore easier than the random version. The help of the assistant makes answering the questions right more plausible. <text:line-break/>Another conclusion is that participants with the adaptive version are not faster in completing assignments than participants with the random version. This could have multiple reasons. One reason could be that the random version is too hard and that particpants who need to do an assignment again, are not really trying and are just skipping the question. Also it could be the case that participants took a break during qustions. </text:span></text:p>
      <text:p text:style-name="P7"><text:span text:style-name="T12">.</text:span></text:p>
      <text:p text:style-name="P9"><text:span text:style-name="T12">F</text:span><text:span text:style-name="T9">uthermore, the higher the experience of the player the higher the score for each question is, with scores that are higher for the adaptive version than for the random version.</text:span></text:p>
      <text:p text:style-name="P9"><text:span text:style-name="T9"/></text:p>
      <text:p text:style-name="P9"><text:span text:style-name="T9">The overall conclusion is that the adaptive version of this chemistry game improves the scores of participants, however it is still not proven that this version also improves learning.</text:span></text:p>
      <text:p text:style-name="P9"><text:span text:style-name="T9"/></text:p>
      <text:p text:style-name="P10"><text:span text:style-name="T18">Discussion<text:line-break/></text:span><text:span text:style-name="T9">As I already said, the environment of the participants was not controlled. We do not know if the player took a break, or perhaps looked on internet. This could influence the results.</text:span></text:p>
      <text:p text:style-name="P10"><text:span text:style-name="T9">Another point is that I did not test the participants over a long period of time, therefore it is hard to prove if this adaptive version really improves learning. </text:span></text:p>
      <text:p text:style-name="P10"><text:span text:style-name="T9"><text:line-break/>Also only a few aspects of the cognitive psychology on learning are integrated. More aspects could and also should be integrated to make a more reliable and fun game.<text:line-break/></text:span></text:p>
      <text:p text:style-name="P10"><text:span text:style-name="T28">Take home message</text:span></text:p>
      <text:p text:style-name="P10"><text:span text:style-name="T13">Educational games could have a great possitive effect on learning of students. If the right cognitive psychological aspects and evidence based learning techniques are integrated in the game.<text:line-break/><text:line-break/>However still not much research has been done on adaptive algorithms. So more research on this aspect could have possible great effects on learning. </text:span><text:span text:style-name="T29"><text:line-break/></text:span><text:span text:style-name="T9"><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 svg:font-family="Calibri"/>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1T10:19:24.336000000</meta:creation-date>
    <dc:date>2017-06-21T13:59:06.273000000</dc:date>
    <meta:editing-duration>PT38S</meta:editing-duration>
    <meta:editing-cycles>1</meta:editing-cycles>
    <meta:document-statistic meta:table-count="0" meta:image-count="0" meta:object-count="0" meta:page-count="4" meta:paragraph-count="20" meta:word-count="2216" meta:character-count="13206" meta:non-whitespace-character-count="10965"/>
    <meta:generator>LibreOffice/5.3.3.2$Windows_x86 LibreOffice_project/3d9a8b4b4e538a85e0782bd6c2d430bafe583448</meta:generator>
  </office:meta>
</office:document-meta>
</file>